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office:font-face-decls>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oft Points</text:p>
      <text:p text:style-name="Standard"/>
      <text:p text:style-name="Standard">These are the way between worlds. To the Others, Soft Points are known as 'Gamita'. A soft point is a difference in the energy signature of the matter at that location, which creates a blended energy environment between two universes. This means any type of energy or matter can be translated from one universe to the next by passing through the material that is is made of. Some gamita are formed as rocks, so that people or goods pass through the rock surface as if through water. Other gamita are actually invisible, existing in the particles of air. In most cases where discovered beings have constructed a “doorway” metaphor around the area, so that it becomes easier to move through. There are places however where invisible gamita exists, so people (or animals) can wander along and suddely find themselves somewhere else altogether.</text:p>
      <text:p text:style-name="Standard">Most gamita are portals between the Way and single other universes, meaning most travel between world will take people through the Way. However, occasional gamita exist directly between worlds. Indeed, some worlds can only be access through an intermediatary world, not via the Way. Nowhere is this more so than Earth, where the large scale corruption of the fabric of reality has opened gamita to many world and to the Way.</text:p>
      <text:p text:style-name="Standard">This also means that for most world apart from Earth the soft point has become an object of power in that world because it represents a trade point for that worl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_20_Symbol" style:display-name="Footnote Symbol" style:family="text"/>
    <style:style style:name="Endnote_20_Symbol" style:display-name="Endnote Symbol"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95$Win32 OpenOffice.org_project/680m95$Build-8900</meta:generator>
    <meta:creation-date>2005-04-24T22:22:51</meta:creation-date>
    <dc:creator>Tim St.Clair</dc:creator>
    <dc:date>2005-04-25T09:02:17</dc:date>
    <dc:language>en-US</dc:language>
    <meta:editing-cycles>3</meta:editing-cycles>
    <meta:editing-duration>PT10M53S</meta:editing-duration>
    <meta:user-defined meta:name="Info 1"/>
    <meta:user-defined meta:name="Info 2"/>
    <meta:user-defined meta:name="Info 3"/>
    <meta:user-defined meta:name="Info 4"/>
    <meta:document-statistic meta:table-count="0" meta:image-count="0" meta:object-count="0" meta:page-count="1" meta:paragraph-count="4" meta:word-count="246" meta:character-count="1439"/>
  </office:meta>
</office:document-meta>
</file>